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134.96pt"/>
    </style:style>
    <style:style style:name="co12" style:family="table-column">
      <style:table-column-properties fo:break-before="auto" style:column-width="120.81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70.64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210.16pt"/>
    </style:style>
    <style:style style:name="co18" style:family="table-column">
      <style:table-column-properties fo:break-before="auto" style:column-width="252.51pt"/>
    </style:style>
    <style:style style:name="co19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text:p>Complex Clean Pull</text:p>
          </table:table-cell>
          <table:table-cell table:style-name="ce13" office:value-type="string" calcext:value-type="string">
            <text:p>Snatch 3er</text:p>
          </table:table-cell>
          <table:table-cell table:style-name="ce13" office:value-type="string" calcext:value-type="string">
            <text:p>Clean 3er</text:p>
          </table:table-cell>
          <table:table-cell table:style-name="ce13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3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Front Squat</text:p>
          </table:table-cell>
          <table:table-cell table:style-name="ce13" office:value-type="string" calcext:value-type="string">
            <text:p>OVS </text:p>
          </table:table-cell>
          <table:table-cell/>
          <table:table-cell table:style-name="ce16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3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SLDL</text:p>
          </table:table-cell>
          <table:table-cell table:number-columns-repeated="2"/>
          <table:table-cell table:style-name="ce13"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Jerk 3er</text:p>
          </table:table-cell>
          <table:table-cell table:number-columns-repeated="3"/>
          <table:table-cell table:style-name="ce13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4" office:value-type="string" calcext:value-type="string">
            <text:p>Volume 2/3</text:p>
          </table:table-cell>
          <table:table-cell table:style-name="ce14"/>
          <table:table-cell table:style-name="ce14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5" office:value-type="string" calcext:value-type="string">
            <text:p>Beach Volleyball </text:p>
          </table:table-cell>
          <table:table-cell table:number-columns-repeated="3"/>
        </table:table-row>
      </table:table>
      <table:table table:name="Front Squat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/>
          <table:table-cell table:formula="of:=[.F16]*['RM Table'.$B$10]" office:value-type="float" office:value="108.333333333333" calcext:value-type="float">
            <text:p>108.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3" calcext:value-type="float">
            <text:p>97.84946236559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Pres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6" calcext:value-type="float">
            <text:p>60.3870967741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7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15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1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1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1"/>
          <table:table-cell table:formula="of:=[.H9]*['RM Table'.$B$24]" office:value-type="float" office:value="159.545454545454" calcext:value-type="float">
            <text:p>159.545454545454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.718" calcext:value-type="float">
            <text:p>0.718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table:style-name="ce22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54" calcext:value-type="float">
            <text:p>0.754</text:p>
          </table:table-cell>
          <table:table-cell table:style-name="ce15" office:value-type="float" office:value="0.837777777777778" calcext:value-type="float">
            <text:p>0.837777777777778</text:p>
          </table:table-cell>
          <table:table-cell/>
          <table:table-cell table:style-name="ce15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877777777777778" calcext:value-type="float">
            <text:p>0.877777777777778</text:p>
          </table:table-cell>
          <table:table-cell/>
          <table:table-cell table:style-name="ce15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1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1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1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1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.0000000000002" calcext:value-type="float">
            <text:p>99.0000000000002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5" calcext:value-type="float">
            <text:p>124.131944444445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5" calcext:value-type="float">
            <text:p>124.13194444444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18"/>
          <table:table-cell table:style-name="ce18" office:value-type="string" calcext:value-type="string">
            <text:p>Movement</text:p>
          </table:table-cell>
          <table:table-cell table:style-name="ce18" office:value-type="string" calcext:value-type="string">
            <text:p>Set</text:p>
          </table:table-cell>
          <table:table-cell table:style-name="ce18"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 table:style-name="ce18"/>
          <table:table-cell table:style-name="ce18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1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48" calcext:value-type="float">
            <text:p>0.748</text:p>
          </table:table-cell>
          <table:table-cell table:style-name="ce18" office:value-type="float" office:value="0.85" calcext:value-type="float">
            <text:p>0.85</text:p>
          </table:table-cell>
          <table:table-cell table:style-name="ce21"/>
          <table:table-cell table:style-name="ce18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2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8" office:value-type="float" office:value="0.9" calcext:value-type="float">
            <text:p>0.9</text:p>
          </table:table-cell>
          <table:table-cell table:style-name="ce21"/>
          <table:table-cell table:style-name="ce18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3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style-name="ce18" office:value-type="float" office:value="0.836" calcext:value-type="float">
            <text:p>0.836</text:p>
          </table:table-cell>
          <table:table-cell table:style-name="ce18"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style-name="ce18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4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style-name="ce18" office:value-type="float" office:value="0.72" calcext:value-type="float">
            <text:p>0.72</text:p>
          </table:table-cell>
          <table:table-cell table:style-name="ce18" office:value-type="float" office:value="0.8" calcext:value-type="float">
            <text:p>0.8</text:p>
          </table:table-cell>
          <table:table-cell table:style-name="ce21"/>
          <table:table-cell table:style-name="ce18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9" calcext:value-type="float">
            <text:p>92.838541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9" calcext:value-type="float">
            <text:p>98.22916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6" calcext:value-type="float">
            <text:p>88.6458333333336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 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G17]*['RM Table'.$B$6]" office:value-type="float" office:value="89.8437500000003" calcext:value-type="float">
            <text:p>89.8437500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5" calcext:value-type="float">
            <text:p>1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56451612903226" calcext:value-type="float">
            <text:p>0.856451612903226</text:p>
          </table:table-cell>
          <table:table-cell/>
          <table:table-cell table:formula="of:=[.G18]*['RM Table'.$B$6]" office:value-type="float" office:value="95.4140625000003" calcext:value-type="float">
            <text:p>95.4140625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906451612903226" calcext:value-type="float">
            <text:p>0.906451612903226</text:p>
          </table:table-cell>
          <table:table-cell/>
          <table:table-cell table:formula="of:=[.G19]*['RM Table'.$B$6]" office:value-type="float" office:value="100.984375" calcext:value-type="float">
            <text:p>100.9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9" calcext:value-type="float">
            <text:p>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0]*['RM Table'.$B$6]" office:value-type="float" office:value="83.5546875000002" calcext:value-type="float">
            <text:p>83.5546875000002</text:p>
          </table:table-cell>
        </table:table-row>
      </table:table>
      <table:table table:name="OVS" table:style-name="ta1"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4" calcext:value-type="float">
            <text:p>67.8333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4" calcext:value-type="float">
            <text:p>69.8958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0:39:52.871075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6T22:00:19.875322620</dc:date>
    <meta:editing-duration>P2DT3H59M12S</meta:editing-duration>
    <meta:editing-cycles>11</meta:editing-cycles>
    <meta:generator>LibreOffice/5.2.7.2$Linux_X86_64 LibreOffice_project/20m0$Build-2</meta:generator>
    <meta:document-statistic meta:table-count="14" meta:cell-count="981" meta:object-count="0"/>
  </office:meta>
</office:document-meta>
</file>